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a933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solid" draw:fill-color="#1c1c1c" draw:textarea-horizontal-align="left" draw:textarea-vertical-align="middle" draw:auto-grow-height="false" fo:min-height="0.25cm" fo:min-width="4.5cm" fo:padding-top="0.134cm" fo:padding-bottom="0.134cm" fo:padding-left="0.259cm" fo:padding-right="0.259cm" loext:decorative="false"/>
      <style:paragraph-properties style:writing-mode="lr-tb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="solid" draw:fill-color="#1c1c1c" draw:textarea-horizontal-align="left" draw:textarea-vertical-align="middle" draw:auto-grow-height="false" fo:min-height="0.232cm" fo:min-width="4.482cm" fo:padding-top="0.134cm" fo:padding-bottom="0.134cm" fo:padding-left="0.259cm" fo:padding-right="0.259cm" loext:decorative="false"/>
      <style:paragraph-properties style:writing-mode="lr-tb"/>
    </style:style>
    <style:style style:name="gr4" style:family="graphic" style:parent-style-name="objectwithoutfill">
      <style:graphic-properties svg:stroke-width="0.106cm" svg:stroke-color="#ec9ba4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="solid" draw:fill-color="#1c1c1c" draw:textarea-horizontal-align="right" draw:textarea-vertical-align="middle" draw:auto-grow-height="false" fo:min-height="0.232cm" fo:min-width="4.482cm" fo:padding-top="0.134cm" fo:padding-bottom="0.134cm" fo:padding-left="0.259cm" fo:padding-right="0.25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1c1c1c"/>
      <style:paragraph-properties fo:text-align="start"/>
      <style:text-properties fo:color="#eeeeee" loext:opacity="100%" style:font-name="FreeSans" fo:font-size="10pt" style:font-size-asian="10pt" style:font-size-complex="10pt"/>
    </style:style>
    <style:style style:name="P4" style:family="paragraph">
      <style:paragraph-properties fo:text-align="end"/>
    </style:style>
    <style:style style:name="T1" style:family="text">
      <style:text-properties fo:color="#eeeeee" loext:opacity="100%" style:font-name="FreeSans" fo:font-size="10pt" style:font-size-asian="10pt" style:font-size-complex="10pt"/>
    </style:style>
    <style:style style:name="T2" style:family="text">
      <style:text-properties fo:color="#eeeeee" loext:opacity="100%" style:font-name="FreeSans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28cm" svg:x2="10cm" svg:y2="19cm">
          <text:p/>
        </draw:line>
        <draw:custom-shape draw:style-name="gr2" draw:text-style-name="P3" draw:layer="layout" svg:width="5cm" svg:height="0.5cm" svg:x="10.25cm" svg:y="27.75cm">
          <text:p text:style-name="P2"><text:span text:style-name="T1">London Euston</text:span></text:p>
          <text:p text:style-name="P2"><text:span text:style-name="T2">Paris (Gare de Lyon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0.5cm" svg:x="10.25cm" svg:y="23.75cm">
          <text:p text:style-name="P2"><text:span text:style-name="T1">Tring</text:span></text:p>
          <text:p text:style-name="P2"><text:span text:style-name="T2">Villiers le Bel Goness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0.5cm" svg:x="10.25cm" svg:y="25.781cm">
          <text:p text:style-name="P2"><text:span text:style-name="T1">Watford Junction</text:span></text:p>
          <text:p text:style-name="P2"><text:span text:style-name="T2">Stade de France Saint-Deni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0.5cm" svg:x="10.25cm" svg:y="21.75cm">
          <text:p text:style-name="P2"><text:span text:style-name="T1">Bletchley</text:span></text:p>
          <text:p text:style-name="P2"><text:span text:style-name="T2">Goussainvil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0.5cm" svg:x="10.25cm" svg:y="18.75cm">
          <text:p text:style-name="P2"><text:span text:style-name="T1">Northampton</text:span></text:p>
          <text:p text:style-name="P2"><text:span text:style-name="T2">Crei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0.5cm" svg:x="10.25cm" svg:y="20.78cm">
          <text:p text:style-name="P2"><text:span text:style-name="T1">Milton Keynes Central</text:span></text:p>
          <text:p text:style-name="P2"><text:span text:style-name="T2">Orry la Ville Coy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4" draw:text-style-name="P1" draw:layer="layout" svg:x1="10cm" svg:y1="28cm" svg:x2="10cm" svg:y2="23cm">
          <text:p/>
        </draw:line>
        <draw:custom-shape draw:style-name="gr3" draw:text-style-name="P3" draw:layer="layout" svg:width="5cm" svg:height="0.5cm" svg:x="10.25cm" svg:y="27.75cm">
          <text:p text:style-name="P2"><text:span text:style-name="T1">London Euston</text:span></text:p>
          <text:p text:style-name="P2"><text:span text:style-name="T2">Paris (Gare de Lyon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0.5cm" svg:x="10.25cm" svg:y="24.75cm">
          <text:p text:style-name="P2"><text:span text:style-name="T1">Northampton</text:span></text:p>
          <text:p text:style-name="P2"><text:span text:style-name="T2">Fontainbleau Av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cm" svg:height="0.5cm" svg:x="10.25cm" svg:y="26.75cm">
          <text:p text:style-name="P2"><text:span text:style-name="T1">Milton Keynes Central</text:span></text:p>
          <text:p text:style-name="P2"><text:span text:style-name="T2">Melu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0.5cm" svg:x="10.25cm" svg:y="22.75cm">
          <text:p text:style-name="P2"><text:span text:style-name="T1">Rugby</text:span></text:p>
          <text:p text:style-name="P2"><text:span text:style-name="T2">Moret Veneux les Sablon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cm" svg:y1="21cm" svg:x2="10cm" svg:y2="23cm">
          <text:p/>
        </draw:line>
        <draw:line draw:style-name="gr4" draw:text-style-name="P1" draw:layer="layout" svg:x1="10cm" svg:y1="21cm" svg:x2="10cm" svg:y2="23cm">
          <text:p/>
        </draw:line>
        <draw:line draw:style-name="gr4" draw:text-style-name="P1" draw:layer="layout" svg:x1="8cm" svg:y1="19cm" svg:x2="8cm" svg:y2="21cm">
          <text:p/>
        </draw:line>
        <draw:custom-shape draw:style-name="gr3" draw:text-style-name="P3" draw:layer="layout" svg:width="5cm" svg:height="0.5cm" svg:x="10.25cm" svg:y="20.75cm">
          <text:p text:style-name="P2"><text:span text:style-name="T1">Nuneaton</text:span></text:p>
          <text:p text:style-name="P2"><text:span text:style-name="T2">Montereau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cm" svg:height="0.5cm" svg:x="2.75cm" svg:y="18.75cm">
          <text:p text:style-name="P2"><text:span text:style-name="T1">Birmingham New Street</text:span></text:p>
          <text:p text:style-name="P4"><text:span text:style-name="T2">Montargi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fr" fo:country="F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5T17:02:49.596019529</meta:creation-date>
    <dc:date>2025-05-25T18:45:32.932138144</dc:date>
    <meta:editing-duration>PT1H42M46S</meta:editing-duration>
    <meta:editing-cycles>2</meta:editing-cycles>
    <meta:generator>LibreOffice/25.2.3.2$Linux_X86_64 LibreOffice_project/520$Build-2</meta:generator>
    <meta:document-statistic meta:object-count="17"/>
  </office:meta>
</office:document-meta>
</file>